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style:text-underline-style="none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bold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%=entete_affilie_label=% %=entete_affilie_num=%<text:tab/>%=entete_loi_label=% %=entete_loi_valeur=%<text:tab/><text:tab/>%=entete_reference_label=% %=entete_reference=%</text:p>
      <text:p text:style-name="P1"/>
      <text:p text:style-name="P2">%=entete_concerne_label_decision=% %=entete_concerne_type_alloc=% %=entete_concerne_label_des_le=%%=entete_concerne_date=%%=entete_concerne_label_au=% %=entete_concerne_date_fin=% </text:p>
      <text:p text:style-name="P1"/>
      <text:p text:style-name="P3"><text:span text:style-name="T2">%=entete_reference_label_allocataire=%</text:span><text:tab/> <text:s/>: <text:s/>%=<text:span text:style-name="T1">entete_reference_nom_allocataire</text:span>=%</text:p>
      <text:p text:style-name="P3"><text:span text:style-name="T2">%=entete_reference_label_nss=%</text:span><text:tab/><text:tab/> <text:s/>: <text:s/>%=<text:span text:style-name="T1">entete_reference_num_nss</text:span>=%</text:p>
      <text:p text:style-name="P3"><text:span text:style-name="T2">%=entete_reference_label_dossier=%</text:span><text:tab/> <text:s/>: <text:s/>%=<text:span text:style-name="T1">entete_reference_num_dossier</text:span>=%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>
        <style:tab-stops>
          <style:tab-stop style:position="2cm"/>
        </style:tab-stops>
      </style:paragraph-properties>
      <style:text-properties style:font-name="Arial1"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st" style:family="paragraph" style:parent-style-name="Standard" style:class="text" style:master-page-name="">
      <style:paragraph-properties fo:margin-left="0cm" fo:margin-right="0cm" fo:margin-top="0cm" fo:margin-bottom="0cm" fo:line-height="150%" fo:text-align="start" style:justify-single-word="false" fo:keep-together="auto" fo:text-indent="0cm" style:auto-text-indent="false" style:page-number="auto" style:vertical-align="auto">
        <style:tab-stops>
          <style:tab-stop style:position="4.71cm"/>
        </style:tab-stops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24T13:50:39</meta:creation-date>
    <dc:date>2010-05-17T16:55:18</dc:date>
    <meta:editing-cycles>86</meta:editing-cycles>
    <meta:editing-duration>PT4H39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65" meta:character-count="536"/>
  </office:meta>
</office:document-meta>
</file>